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0ffbd6"/>
    </style:style>
    <style:style style:name="P2" style:family="paragraph" style:parent-style-name="Standard">
      <style:text-properties officeooo:rsid="000ffbd6" officeooo:paragraph-rsid="00108be6"/>
    </style:style>
    <style:style style:name="T1" style:family="text">
      <style:text-properties officeooo:rsid="00105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pan class="blue"&gt;&lt;/span&gt;</text:p>
      <text:p text:style-name="P2">&lt;<text:span text:style-name="T1">figure</text:span> <text:s text:c="2"/>class="<text:span text:style-name="T1">centered2 </text:span>blue"&gt;&lt;/<text:span text:style-name="T1">figure</text:span>&gt;</text:p>
      <text:p text:style-name="P1"/>
      <text:p text:style-name="P1">basic_terms &lt;a href=" part-1/head-1.html#basic_terms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0-20T23:35:58.839232930</dc:date>
    <meta:editing-duration>PT9M51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3" meta:word-count="9" meta:character-count="122" meta:non-whitespace-character-count="114"/>
  </office:meta>
</office:document-meta>
</file>